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fc4b7" officeooo:paragraph-rsid="000fc4b7"/>
    </style:style>
    <style:style style:name="P2" style:family="paragraph" style:parent-style-name="Standard">
      <style:text-properties officeooo:rsid="000fc4b7"/>
    </style:style>
    <style:style style:name="P3" style:family="paragraph" style:parent-style-name="Standard">
      <style:text-properties officeooo:rsid="000fc4b7" officeooo:paragraph-rsid="000fc4b7"/>
    </style:style>
    <style:style style:name="P4" style:family="paragraph" style:parent-style-name="Standard">
      <style:text-properties fo:font-weight="bold" officeooo:rsid="000fc4b7" officeooo:paragraph-rsid="000fc4b7" style:font-weight-asian="bold" style:font-weight-complex="bold"/>
    </style:style>
    <style:style style:name="P5" style:family="paragraph" style:parent-style-name="Standard" style:list-style-name="L1">
      <style:text-properties officeooo:paragraph-rsid="000fc4b7"/>
    </style:style>
    <style:style style:name="P6" style:family="paragraph" style:parent-style-name="Standard" style:list-style-name="L2">
      <style:text-properties officeooo:rsid="000fc4b7" officeooo:paragraph-rsid="000fc4b7"/>
    </style:style>
    <style:style style:name="P7" style:family="paragraph" style:parent-style-name="Standard" style:list-style-name="L3">
      <style:text-properties officeooo:rsid="000fc4b7" officeooo:paragraph-rsid="000fc4b7"/>
    </style:style>
    <style:style style:name="P8" style:family="paragraph" style:parent-style-name="Standard" style:list-style-name="L4">
      <style:text-properties officeooo:rsid="000fc4b7" officeooo:paragraph-rsid="000fc4b7"/>
    </style:style>
    <style:style style:name="P9" style:family="paragraph" style:parent-style-name="Standard">
      <style:text-properties officeooo:rsid="0010e444" officeooo:paragraph-rsid="0010e4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c4b7"/>
    </style:style>
    <style:style style:name="T3" style:family="text">
      <style:text-properties officeooo:rsid="0010e44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olencia y egoísmo</text:p>
      <text:p text:style-name="P2"/>
      <text:p text:style-name="P2">El <text:span text:style-name="T1">ego</text:span> es la idea que uno tiene de sí mismo</text:p>
      <text:p text:style-name="P3">El <text:span text:style-name="T1">egoísmo</text:span> aparece cuando esa idea de mí mismo se vuelve el centro desde el cual tomo todas las decisiones para relacionarme con otras personas y con el mundo.</text:p>
      <text:p text:style-name="P3">El egoísmo tiene muchas manifestaciones como el egocentrismo, la vanidad, la egolatría, la baja autoestima, etc.</text:p>
      <text:p text:style-name="P3">Cuando se tiene cierto estatus, uno puede sentirse intelectual, y por ende, moralmente superiores.</text:p>
      <text:p text:style-name="P3"/>
      <text:p text:style-name="P4">Frases de un individuo “moralmente superior”:</text:p>
      <text:list text:style-name="L1">
        <text:list-item>
          <text:p text:style-name="P5"><text:span text:style-name="T2">“Es obvio que tengo una comprensión más profunda de lo que es correcto e incorrecto”</text:span></text:p>
        </text:list-item>
      </text:list>
      <text:list text:style-name="L2">
        <text:list-item>
          <text:p text:style-name="P6">“Yo nunca volaría en avión a menos que sea absolutamente necesario, las emisiones de carbono son inaceptables”</text:p>
        </text:list-item>
        <text:list-item>
          <text:p text:style-name="P6">“Es increíble cómo la gente sigue comiendo carne sabiendo el impacto ambiental que tiene”</text:p>
        </text:list-item>
        <text:list-item>
          <text:p text:style-name="P6">“No puedo imaginarme viviendo sin paneles solares, la energía limpia es el único camino”</text:p>
        </text:list-item>
        <text:list-item>
          <text:p text:style-name="P6">“El munco sería un lugar mejor si más personas comprendieran la importancia de no traer más seres humanos a sufrir”</text:p>
        </text:list-item>
        <text:list-item>
          <text:p text:style-name="P6">“Deberías leer más sobre el tema antes de opinar”</text:p>
          <text:p text:style-name="P6"/>
        </text:list-item>
      </text:list>
      <text:p text:style-name="P3">“Traer niños a este mundo es irresponsable y egoísta, dado el estado actual del planeta”</text:p>
      <text:list text:style-name="L3">
        <text:list-item>
          <text:p text:style-name="P7">El bajo número de nacimientos, combinado con la mayor esperanza de vida está provocando un rápido envejecimiento de la población</text:p>
        </text:list-item>
        <text:list-item>
          <text:p text:style-name="P7">Sistema de pensiones enfrenta problemas de sostenibilidad</text:p>
        </text:list-item>
        <text:list-item>
          <text:p text:style-name="P7">Reducción de la fuerza laboral</text:p>
        </text:list-item>
      </text:list>
      <text:p text:style-name="Standard">“<text:span text:style-name="T2">Soluciones”</text:span></text:p>
      <text:list text:style-name="L4">
        <text:list-item>
          <text:p text:style-name="P8">Hay ayudas financieras pero eso provoca <text:span text:style-name="T3">complicaciones burocráticas</text:span></text:p>
        </text:list-item>
        <text:list-item>
          <text:p text:style-name="P8">Entran inmigrantes para aumentar la población, pero las culturas son incompatibles</text:p>
        </text:list-item>
      </text:list>
      <text:p text:style-name="P3"/>
      <text:p text:style-name="P9">Violencia = CONTR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07:14:29.874311993</meta:creation-date>
    <dc:date>2025-11-27T07:50:15.964772854</dc:date>
    <meta:editing-duration>PT13M20S</meta:editing-duration>
    <meta:editing-cycles>1</meta:editing-cycles>
    <meta:document-statistic meta:table-count="0" meta:image-count="0" meta:object-count="0" meta:page-count="1" meta:paragraph-count="21" meta:word-count="250" meta:character-count="1506" meta:non-whitespace-character-count="1288"/>
    <meta:generator>LibreOffice/25.8.3.2$Linux_X86_64 LibreOffice_project/580$Build-2</meta:generator>
  </office:meta>
</office:document-meta>
</file>